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003ad"/>
    </style:style>
    <style:style style:name="P2" style:family="paragraph" style:parent-style-name="Preformatted_20_Text">
      <style:paragraph-properties fo:orphans="1" style:writing-mode="lr-tb"/>
      <style:text-properties officeooo:paragraph-rsid="001003ad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00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2: Simulating Quantum Perception of Space-Time</text:span></text:p>
      <text:p text:style-name="P2"/>
      <text:p text:style-name="P2"><text:span text:style-name="Source_20_Text"># Define a function to model structured quantum space-time perception</text:span></text:p>
      <text:p text:style-name="P2"><text:span text:style-name="Source_20_Text">def quantum_space_time(x, t, A=1, k=2*np.pi/10, omega=2*np.pi/5, gamma=0.1):</text:span></text:p>
      <text:p text:style-name="P2"><text:span text:style-name="Source_20_Text"><text:s text:c="4"/>"""Models how space-time is perceived at the quantum scale."""</text:span></text:p>
      <text:p text:style-name="P2"><text:span text:style-name="Source_20_Text"><text:s text:c="4"/>return A * np.sin(k * x - omega * t) * np.exp(-gamma * x)</text:span></text:p>
      <text:p text:style-name="P2"/>
      <text:p text:style-name="P2"><text:span text:style-name="Source_20_Text"># Generate spatial and temporal grid for quantum space-time simulation</text:span></text:p>
      <text:p text:style-name="P2"><text:span text:style-name="Source_20_Text">x_quantum = np.linspace(0, 10, 100)</text:span></text:p>
      <text:p text:style-name="P2"><text:span text:style-name="Source_20_Text">t_quantum = np.linspace(0, 10, 100)</text:span></text:p>
      <text:p text:style-name="P2"><text:span text:style-name="Source_20_Text">X_quantum, T_quantum = np.meshgrid(x_quantum, t_quantum)</text:span></text:p>
      <text:p text:style-name="P2"><text:span text:style-name="Source_20_Text">Z_quantum = quantum_space_time(X_quantum, T_quantum)</text:span></text:p>
      <text:p text:style-name="P2"/>
      <text:p text:style-name="P2"><text:span text:style-name="Source_20_Text"># Plot the structured quantum space-time perception</text:span></text:p>
      <text:p text:style-name="P2"><text:span text:style-name="Source_20_Text">plt.figure(figsize=(10, 6))</text:span></text:p>
      <text:p text:style-name="P2"><text:span text:style-name="Source_20_Text">plt.contourf(X_quantum, T_quantum, Z_quantum, cmap="viridis", levels=50)</text:span></text:p>
      <text:p text:style-name="P2"><text:span text:style-name="Source_20_Text">plt.colorbar(label="Quantum Space-Time Density (Perceived Structuring)")</text:span></text:p>
      <text:p text:style-name="P2"><text:span text:style-name="Source_20_Text">plt.title("Collatz-Octave Model: Perceived Space-Time from the Quantum Scale")</text:span></text:p>
      <text:p text:style-name="P2"><text:span text:style-name="Source_20_Text">plt.xlabel("Space (Wave Amplitude)")</text:span></text:p>
      <text:p text:style-name="P2"><text:span text:style-name="Source_20_Text">plt.ylabel("Time (Oscillatory Frequenc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59:05.003059806</meta:creation-date>
    <meta:generator>LibreOffice/24.2.7.2$Linux_X86_64 LibreOffice_project/420$Build-2</meta:generator>
    <dc:date>2025-02-09T09:23:11.883847758</dc:date>
    <meta:editing-duration>PT3H24M7S</meta:editing-duration>
    <meta:editing-cycles>1</meta:editing-cycles>
    <meta:document-statistic meta:table-count="0" meta:image-count="0" meta:object-count="0" meta:page-count="1" meta:paragraph-count="18" meta:word-count="111" meta:character-count="961" meta:non-whitespace-character-count="860"/>
  </office:meta>
</office:document-meta>
</file>